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Rewriter.processContextXM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textRewriter.ContextRewriter( Document doc , String portlet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